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83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/text:p>
          </draw:text-box>
        </draw:frame>
        <draw:frame draw:style-name="gr1" draw:text-style-name="P2" draw:layer="layout" svg:width="26.035cm" svg:height="2.133cm" svg:x="1.071cm" svg:y="18.188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nux Distribution Differences</text:p>
                <text:p/>
              </text:list-item>
              <text:list-item>
                <text:p>Specialty Distributions</text:p>
                <text:p/>
              </text:list-item>
              <text:list-item>
                <text:p>Building RPMs and DEB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NU/Linux comes in many distributions</text:p>
                <text:p/>
              </text:list-item>
              <text:list-item>
                <text:p>This course deals with Fedora and Ubuntu</text:p>
                <text:p/>
              </text:list-item>
              <text:list-item>
                <text:p>The skills from Fedora and Ubuntu extend to other RedHat based distributions and other Debian based distributions</text:p>
                <text:p/>
              </text:list-item>
              <text:list-item>
                <text:p>It is important to note that there are other flavors of Linux that are entirely differen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ain GNU/Linux Flavors:</text:p>
                <text:list>
                  <text:list-item>
                    <text:p><text:span text:style-name="T2">Arch</text:span></text:p>
                  </text:list-item>
                  <text:list-item>
                    <text:p><text:span text:style-name="T2">Debian</text:span></text:p>
                  </text:list-item>
                  <text:list-item>
                    <text:p><text:span text:style-name="T2">RedHat</text:span></text:p>
                  </text:list-item>
                  <text:list-item>
                    <text:p><text:span text:style-name="T2">Gentoo</text:span></text:p>
                  </text:list-item>
                  <text:list-item>
                    <text:p><text:span text:style-name="T2">openSuse</text:span></text:p>
                  </text:list-item>
                  <text:list-item>
                    <text:p><text:span text:style-name="T2">Puppy</text:span></text:p>
                  </text:list-item>
                  <text:list-item>
                    <text:p><text:span text:style-name="T2">Slack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ackage Types:</text:p>
                <text:list>
                  <text:list-item>
                    <text:p><text:span text:style-name="T2">Arch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pkg.tar.xz (TAR with LZMA2 compression)</text:span></text:p>
                  </text:list-item>
                  <text:list-item>
                    <text:p><text:span text:style-name="T2">Debian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DEB (Debian File)</text:span></text:p>
                  </text:list-item>
                  <text:list-item>
                    <text:p><text:span text:style-name="T2">RedHat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RPM (Redhat Package Manager)</text:span></text:p>
                  </text:list-item>
                  <text:list-item>
                    <text:p><text:span text:style-name="T2">Gentoo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ebuild</text:span></text:p>
                  </text:list-item>
                  <text:list-item>
                    <text:p><text:span text:style-name="T2">openSuse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RPM <text:s/>(Redhat Package Manager)</text:span></text:p>
                  </text:list-item>
                  <text:list-item>
                    <text:p><text:span text:style-name="T2">Puppy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pup</text:span></text:p>
                  </text:list-item>
                  <text:list-item>
                    <text:p><text:span text:style-name="T2">Slackware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tgz (TAR with LZMA2 compress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ckage Managers:</text:p>
                <text:list>
                  <text:list-item>
                    <text:p><text:span text:style-name="T2">Arch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pacman (Package Manager)</text:span></text:p>
                  </text:list-item>
                  <text:list-item>
                    <text:p><text:span text:style-name="T2">Debian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apt (Advanced Packaging Tool)</text:span></text:p>
                  </text:list-item>
                  <text:list-item>
                    <text:p><text:span text:style-name="T2">RedHat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yum (Yellowdog Update, Modified)</text:span></text:p>
                  </text:list-item>
                  <text:list-item>
                    <text:p><text:span text:style-name="T2">Gentoo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portage</text:span></text:p>
                  </text:list-item>
                  <text:list-item>
                    <text:p><text:span text:style-name="T2">openSuse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YaST (Yet another Setup Tool)</text:span></text:p>
                  </text:list-item>
                  <text:list-item>
                    <text:p><text:span text:style-name="T2">Puppy</text:span><text:span text:style-name="T2"><text:tab/>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pupget</text:span></text:p>
                  </text:list-item>
                  <text:list-item>
                    <text:p><text:span text:style-name="T2">Slackware</text:span><text:span text:style-name="T2"><text:tab/></text:span><text:span text:style-name="T2"><text:tab/></text:span><text:span text:style-name="T2">-</text:span><text:span text:style-name="T2"><text:tab/></text:span><text:span text:style-name="T2"><text:tab/></text:span><text:span text:style-name="T2">installpk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ach flavor has its own family of distributions</text:p>
                <text:p/>
              </text:list-item>
              <text:list-item>
                <text:p>Each distribution is designed for a specific change, purpose or audience</text:p>
                <text:p/>
              </text:list-item>
              <text:list-item>
                <text:p>Distributions may merge together or die off after their purpose has been served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eneral Flavor Purposes:</text:p>
                <text:list>
                  <text:list-item>
                    <text:p><text:span text:style-name="T3">Arch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Minimalist distribution </text:span></text:p>
                  </text:list-item>
                  <text:list-item>
                    <text:p><text:span text:style-name="T3">Debian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Commitment to free software ideology using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bian architecture</text:span></text:p>
                  </text:list-item>
                  <text:list-item>
                    <text:p><text:span text:style-name="T3">RedHat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Commitment to free software ideology using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RedHat architecture </text:span></text:p>
                  </text:list-item>
                  <text:list-item>
                    <text:p><text:span text:style-name="T3">Gentoo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Intended for power users, focusing o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mpiling code from source</text:span></text:p>
                  </text:list-item>
                  <text:list-item>
                    <text:p><text:span text:style-name="T3">openSuse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Novell sponsored Suse architecture distro</text:span></text:p>
                  </text:list-item>
                  <text:list-item>
                    <text:p><text:span text:style-name="T3">Puppy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Ultra lightweight and ease of use</text:span></text:p>
                  </text:list-item>
                  <text:list-item>
                    <text:p><text:span text:style-name="T3">Slackware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Super simplistic architecture design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pular Debian Family Members:</text:p>
                <text:list>
                  <text:list-item>
                    <text:p><text:span text:style-name="T3">Debian</text:span></text:p>
                  </text:list-item>
                  <text:list-item>
                    <text:p><text:span text:style-name="T3">Ubuntu family</text:span></text:p>
                  </text:list-item>
                  <text:list-item>
                    <text:p><text:span text:style-name="T3">Crunchbang</text:span></text:p>
                  </text:list-item>
                  <text:list-item>
                    <text:p><text:span text:style-name="T3">Knoppix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Popular Ubuntu Family Members:</text:span></text:p>
                <text:list>
                  <text:list-item>
                    <text:p><text:span text:style-name="T3">Ubuntu / Kubuntu / Edubuntu / Lubuntu</text:span></text:p>
                  </text:list-item>
                  <text:list-item>
                    <text:p><text:span text:style-name="T3">Mythbuntu</text:span></text:p>
                  </text:list-item>
                  <text:list-item>
                    <text:p><text:span text:style-name="T3">Ubuntu Studio</text:span></text:p>
                  </text:list-item>
                  <text:list-item>
                    <text:p><text:span text:style-name="T3">Mint</text:span></text:p>
                  </text:list-item>
                  <text:list-item>
                    <text:p><text:span text:style-name="T3">GnewSense</text:span></text:p>
                  </text:list-item>
                  <text:list-item>
                    <text:p><text:span text:style-name="T3">EasyPeasy</text:span></text:p>
                  </text:list-item>
                  <text:list-item>
                    <text:p><text:span text:style-name="T3">BackTr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pular RedHat Family Members:</text:p>
                <text:list>
                  <text:list-item>
                    <text:p><text:span text:style-name="T3">Red Hat</text:span></text:p>
                  </text:list-item>
                  <text:list-item>
                    <text:p><text:span text:style-name="T3">Fedora Family</text:span></text:p>
                  </text:list-item>
                  <text:list-item>
                    <text:p><text:span text:style-name="T3">Mandriva</text:span></text:p>
                  </text:list-item>
                  <text:list-item>
                    <text:p><text:span text:style-name="T3">PCLinuxOS</text:span></text:p>
                  </text:list-item>
                  <text:list-item>
                    <text:p><text:span text:style-name="T3">Ora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opular Fedora Family Members:</text:p>
                <text:list>
                  <text:list-item>
                    <text:p><text:span text:style-name="T3">Fedora</text:span></text:p>
                  </text:list-item>
                  <text:list-item>
                    <text:p><text:span text:style-name="T3">Yellow Dog</text:span></text:p>
                  </text:list-item>
                  <text:list-item>
                    <text:p><text:span text:style-name="T3">CentOS</text:span></text:p>
                  </text:list-item>
                  <text:list-item>
                    <text:p><text:span text:style-name="T3">Scientific</text:span></text:p>
                  </text:list-item>
                  <text:list-item>
                    <text:p><text:span text:style-name="T3">Ferm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inux Distribution Differen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mon Desktop Environments:</text:p>
                <text:list>
                  <text:list-item>
                    <text:p><text:span text:style-name="T3">Unity</text:span></text:p>
                  </text:list-item>
                  <text:list-item>
                    <text:p><text:span text:style-name="T3">Gnome 2</text:span></text:p>
                  </text:list-item>
                  <text:list-item>
                    <text:p><text:span text:style-name="T3">Gnome Shell</text:span></text:p>
                  </text:list-item>
                  <text:list-item>
                    <text:p><text:span text:style-name="T3">LXDE (Lightweight X11 Desktop Environment)</text:span></text:p>
                  </text:list-item>
                  <text:list-item>
                    <text:p><text:span text:style-name="T3">Xfce (acronym no longer stands for anything)</text:span></text:p>
                  </text:list-item>
                  <text:list-item>
                    <text:p><text:span text:style-name="T3">Sugar (used for One Laptop Per Chil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pecialty Distribution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re are many specialty distributions of Linux that are designed for very specific purposes</text:p>
                <text:p/>
              </text:list-item>
              <text:list-item>
                <text:p>Many of these are not able to be installed and are only live versions</text:p>
                <text:p/>
              </text:list-item>
              <text:list-item>
                <text:p>Others are designed only for embedded systems and will more as firmware than an actual operating system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pecialty Distribution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mon Specialty Distributions:</text:p>
                <text:list>
                  <text:list-item>
                    <text:p><text:span text:style-name="T3">Backtrack</text:span><text:span text:style-name="T3"><text:tab/>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Penetration Testing </text:span></text:p>
                  </text:list-item>
                  <text:list-item>
                    <text:p><text:span text:style-name="T3">Yellow Dog Linux</text:span><text:span text:style-name="T3"><text:tab/></text:span><text:span text:style-name="T3"> </text:span><text:span text:style-name="T3"><text:tab/></text:span><text:span text:style-name="T3">-</text:span><text:span text:style-name="T3"><text:tab/></text:span><text:span text:style-name="T3"><text:tab/></text:span><text:span text:style-name="T3">Designed for PowerPC</text:span></text:p>
                  </text:list-item>
                  <text:list-item>
                    <text:p><text:span text:style-name="T3">OpenWRT</text:span><text:span text:style-name="T3"><text:tab/>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Embedded router software</text:span></text:p>
                  </text:list-item>
                  <text:list-item>
                    <text:p><text:span text:style-name="T3">XBMC Live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Xbox Media Center Live CD</text:span></text:p>
                  </text:list-item>
                  <text:list-item>
                    <text:p><text:span text:style-name="T3">SuperGamer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Live gaming distribution </text:span></text:p>
                  </text:list-item>
                  <text:list-item>
                    <text:p><text:span text:style-name="T3">Pup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Lightweight, can run in RAM</text:span></text:p>
                  </text:list-item>
                  <text:list-item>
                    <text:p><text:span text:style-name="T3">Damn Small Linux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Tiny 50mb distro for old hardware</text:span></text:p>
                  </text:list-item>
                  <text:list-item>
                    <text:p><text:span text:style-name="T3">Slitaz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Tiny 30mb distro for small hardware</text:span></text:p>
                  </text:list-item>
                  <text:list-item>
                    <text:p><text:span text:style-name="T3">GParted Live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Bootable partition editor/recovery</text:span></text:p>
                  </text:list-item>
                  <text:list-item>
                    <text:p><text:span text:style-name="T3">Ubuntu Studio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<text:tab/></text:span><text:span text:style-name="T3">Multimedia production dist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Linux Distribution Differences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As you can see, Linux has a very wide variety of distributions and flavors</text:p>
                <text:p/>
              </text:list-item>
              <text:list-item>
                <text:p>Special distributions exist for many purposes, some more specific than others</text:p>
                <text:p/>
              </text:list-item>
              <text:list-item>
                <text:p>This course is specific to Fedora and Ubuntu as they are two of the most popular distributions and have large families</text:p>
                <text:p/>
              </text:list-item>
              <text:list-item>
                <text:p>It is likely you will work with Debian or RedHat systems the most, but you are encouraged to look for the tool you need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uilding RPMS and DEB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ow that you have seen the package families, we will look at RPMs and DEBs specifically</text:p>
                <text:p/>
              </text:list-item>
              <text:list-item>
                <text:p>DEB files and RPM files are the two most common binary package types on Linux</text:p>
                <text:p/>
              </text:list-item>
              <text:list-item>
                <text:p>DEBs and RPMs are installer packages built from source code</text:p>
                <text:p/>
              </text:list-item>
              <text:list-item>
                <text:p>It is important to note that with a little work, RPMs can be used on Ubuntu and DEBs on Fedora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Building RPMS and DEBS</text:p>
          </draw:text-box>
        </draw:frame>
        <draw:frame presentation:style-name="pr6" draw:layer="layout" svg:width="25.199cm" svg:height="15.265cm" svg:x="1.4cm" svg:y="4.914cm" presentation:class="outline" presentation:user-transformed="true">
          <draw:text-box>
            <text:list text:style-name="L2">
              <text:list-item>
                <text:p>DEBs and RPMs are essentially the equivalent if EXE files on Windows or DMG files on Mac OS X</text:p>
                <text:p/>
              </text:list-item>
              <text:list-item>
                <text:p>DEBs and RPMs are very detailed unlike EXE or DMG files</text:p>
                <text:p/>
              </text:list-item>
              <text:list-item>
                <text:p>DEBs and RPMs hold management information, such as version, dependencies, architecture types, licensing, suggested add-ons, etc</text:p>
                <text:p/>
              </text:list-item>
              <text:list-item>
                <text:p>DEBs and RPMs also hold enough information to resolve conflicts</text:p>
                <text:p/>
              </text:list-item>
              <text:list-item>
                <text:p>You are required to hand in a DEB or RPM file for your projec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uilding RPMS and DEB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You will need to build an RPM and DEB in lab</text:p>
                <text:p/>
              </text:list-item>
              <text:list-item>
                <text:p>This requires </text:p>
                <text:list>
                  <text:list-item>
                    <text:p><text:span text:style-name="T2">Creating a GPG signature key</text:span></text:p>
                  </text:list-item>
                  <text:list-item>
                    <text:p><text:span text:style-name="T2">Creating a source code package with Make files</text:span></text:p>
                  </text:list-item>
                  <text:list-item>
                    <text:p><text:span text:style-name="T2">Creating DEB configuration files</text:span></text:p>
                  </text:list-item>
                  <text:list-item>
                    <text:p><text:span text:style-name="T2">Creating RPM configuration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GPG Keys</text:p>
          </draw:text-box>
        </draw:frame>
        <draw:frame presentation:style-name="pr6" draw:layer="layout" svg:width="25.199cm" svg:height="14.313cm" svg:x="1.4cm" svg:y="4.914cm" presentation:class="outline" presentation:user-transformed="true">
          <draw:text-box>
            <text:list text:style-name="L2">
              <text:list-item>
                <text:p>GPG is Gnu Privacy Guard and is an alternative to <text:line-break/>Pretty Good privacy (PGP)<text:line-break/></text:p>
              </text:list-item>
              <text:list-item>
                <text:p>GPG keys are public/private pair encryption keys;<text:line-break/><text:line-break/>Files signed with the private key identify you are the creator as no one else can create or use your key<text:line-break/></text:p>
              </text:list-item>
              <text:list-item>
                <text:p>GPG are essential to preventing fraudulent and malicious packages into Linux;<text:line-break/><text:line-break/>Your system will not want to accept packages from unknown sources unless your force it to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ource Packages</text:p>
          </draw:text-box>
        </draw:frame>
        <draw:frame presentation:style-name="pr6" draw:layer="layout" svg:width="25.199cm" svg:height="14.289cm" svg:x="1.4cm" svg:y="4.914cm" presentation:class="outline" presentation:user-transformed="true">
          <draw:text-box>
            <text:list text:style-name="L2">
              <text:list-item>
                <text:p>Source packages are a package comprised of a source code folder that has been compressed into tar.gz format</text:p>
                <text:p/>
              </text:list-item>
              <text:list-item>
                <text:p>Source packages include all of the files a user needs to compile, make, install and use software</text:p>
                <text:p/>
              </text:list-item>
              <text:list-item>
                <text:p>This includes:</text:p>
                <text:list>
                  <text:list-item>
                    <text:p><text:span text:style-name="T3">Source code</text:span></text:p>
                  </text:list-item>
                  <text:list-item>
                    <text:p><text:span text:style-name="T3">System configuration files</text:span></text:p>
                  </text:list-item>
                  <text:list-item>
                    <text:p><text:span text:style-name="T3">Make files</text:span></text:p>
                  </text:list-item>
                  <text:list-item>
                    <text:p><text:span text:style-name="T3">Documentation (Licensing, man pages, README, etc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ource Packag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pecial components of a source package are the configuration file and the make files which make the source code portable;<text:line-break/><text:line-break/>You will almost always find these in the source tar.gz</text:p>
                <text:p/>
              </text:list-item>
              <text:list-item>
                <text:p>These are what make packages and installers possible;<text:line-break/><text:line-break/>Both are needed for an RPM, DEB file or other installer packag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ource Packages</text:p>
          </draw:text-box>
        </draw:frame>
        <draw:frame presentation:style-name="pr6" draw:layer="layout" svg:width="25.199cm" svg:height="15.266cm" svg:x="1.4cm" svg:y="4.914cm" presentation:class="outline" presentation:user-transformed="true">
          <draw:text-box>
            <text:list text:style-name="L2">
              <text:list-item>
                <text:p>The <text:span text:style-name="T5">configure</text:span><text:span text:style-name="T6"> file is a script that determines all of the specifics about your current machine, such as </text:span></text:p>
                <text:list>
                  <text:list-item>
                    <text:p><text:span text:style-name="T7">Cpu Architecture</text:span></text:p>
                  </text:list-item>
                  <text:list-item>
                    <text:p><text:span text:style-name="T7">Graphics Card</text:span></text:p>
                  </text:list-item>
                  <text:list-item>
                    <text:p><text:span text:style-name="T7">Compilers</text:span></text:p>
                  </text:list-item>
                  <text:list-item>
                    <text:p><text:span text:style-name="T7">Operating System</text:span></text:p>
                  </text:list-item>
                  <text:list-item>
                    <text:p><text:span text:style-name="T7">Kernel</text:span></text:p>
                  </text:list-item>
                  <text:list-item>
                    <text:p><text:span text:style-name="T7">etc</text:span></text:p>
                  </text:list-item>
                </text:list>
                <text:p><text:span text:style-name="T6"/></text:p>
              </text:list-item>
              <text:list-item>
                <text:p><text:span text:style-name="T6">End users who download source code, can run the configure script and have it modify the make files to work on that specific hardwar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ource Packag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 <text:span text:style-name="T5">make</text:span><text:span text:style-name="T6"> file is a script produced by the </text:span><text:span text:style-name="T5">configure</text:span><text:span text:style-name="T6"> script that compiles all of the source files and makes a binary file based on the specific requirements of that machine</text:span></text:p>
                <text:p><text:span text:style-name="T6"/></text:p>
              </text:list-item>
              <text:list-item>
                <text:p><text:span text:style-name="T6">After the make script has been run, users will be left with an executable file to run and use your software </text:span></text:p>
                <text:p><text:span text:style-name="T6"/></text:p>
              </text:list-item>
              <text:list-item>
                <text:p><text:span text:style-name="T6">After the make script has been run, users may run </text:span><text:span text:style-name="T5">make install</text:span><text:span text:style-name="T6"> which will take the new executable file and install it to the machine with the documents provided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ource Packages</text:p>
          </draw:text-box>
        </draw:frame>
        <draw:frame presentation:style-name="pr6" draw:layer="layout" svg:width="25.199cm" svg:height="15.082cm" svg:x="1.4cm" svg:y="4.914cm" presentation:class="outline" presentation:user-transformed="true">
          <draw:text-box>
            <text:list text:style-name="L2">
              <text:list-item>
                <text:p>It is not uncommon for people on Linux to directly download source code and install it themselves this way</text:p>
                <text:p/>
              </text:list-item>
              <text:list-item>
                <text:p>The disadvantage to this is the process is more difficult and it is unlikely you will receive software updates as the package did not go through the package manager</text:p>
                <text:p/>
              </text:list-item>
              <text:list-item>
                <text:p>This processes is referred to as compiling from source and is done with three commands</text:p>
                <text:list>
                  <text:list-item>
                    <text:p><text:span text:style-name="T3">./configure</text:span></text:p>
                  </text:list-item>
                  <text:list-item>
                    <text:p><text:span text:style-name="T3">make</text:span></text:p>
                  </text:list-item>
                  <text:list-item>
                    <text:p><text:span text:style-name="T3">make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Source Packag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you have produced the configure and make files to allow this process, you can zip the entire folder up into a tar.gz folder </text:p>
                <text:p/>
              </text:list-item>
              <text:list-item>
                <text:p>This is referred to a source package or “tarball”</text:p>
                <text:p/>
              </text:list-item>
              <text:list-item>
                <text:p>This can be distributed as is (and often is), but once this is made you can make RPM and DEB files to allow:</text:p>
                <text:list>
                  <text:list-item>
                    <text:p><text:span text:style-name="T2">one click installs</text:span></text:p>
                  </text:list-item>
                  <text:list-item>
                    <text:p><text:span text:style-name="T2">package management</text:span></text:p>
                  </text:list-item>
                  <text:list-item>
                    <text:p><text:span text:style-name="T2">upd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EB Files</text:p>
          </draw:text-box>
        </draw:frame>
        <draw:frame presentation:style-name="pr6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>If you have an existing source package you can “Debianize” it with the <text:span text:style-name="T6">command </text:span><text:span text:style-name="T5">dh_make</text:span></text:p>
                <text:p><text:span text:style-name="T5"/></text:p>
              </text:list-item>
              <text:list-item>
                <text:p><text:span text:style-name="T6">dh_make takes a source package file and adds a Debian directory full of DEB configuration files based off of your source package</text:span></text:p>
                <text:p><text:span text:style-name="T6"/></text:p>
              </text:list-item>
              <text:list-item>
                <text:p><text:span text:style-name="T6">In the Debian directory, there are several important files</text:span></text:p>
                <text:list>
                  <text:list-item>
                    <text:p><text:span text:style-name="T7">control</text:span><text:span text:style-name="T7"><text:tab/></text:span><text:span text:style-name="T7"><text:tab/></text:span><text:span text:style-name="T7"><text:tab/></text:span><text:span text:style-name="T7">-</text:span><text:span text:style-name="T7"><text:tab/></text:span><text:span text:style-name="T7">Build and Management Information</text:span></text:p>
                  </text:list-item>
                  <text:list-item>
                    <text:p><text:span text:style-name="T7">changelog</text:span><text:span text:style-name="T7"><text:tab/></text:span><text:span text:style-name="T7"><text:tab/></text:span><text:span text:style-name="T7"><text:tab/></text:span><text:span text:style-name="T7">-</text:span><text:span text:style-name="T7"><text:tab/></text:span><text:span text:style-name="T7">Changes listed by version</text:span></text:p>
                  </text:list-item>
                  <text:list-item>
                    <text:p><text:span text:style-name="T7">copyright</text:span><text:span text:style-name="T7"><text:tab/></text:span><text:span text:style-name="T7"><text:tab/></text:span><text:span text:style-name="T7"><text:tab/></text:span><text:span text:style-name="T7">-</text:span><text:span text:style-name="T7"><text:tab/></text:span><text:span text:style-name="T7">Copyright information and licenses</text:span></text:p>
                  </text:list-item>
                  <text:list-item>
                    <text:p><text:span text:style-name="T7">README.Debian</text:span><text:span text:style-name="T7"><text:tab/></text:span><text:span text:style-name="T7">-</text:span><text:span text:style-name="T7"><text:tab/></text:span><text:span text:style-name="T7">Project README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EB Files</text:p>
          </draw:text-box>
        </draw:frame>
        <draw:frame presentation:style-name="pr6" draw:layer="layout" svg:width="25.199cm" svg:height="15.678cm" svg:x="1.4cm" svg:y="4.914cm" presentation:class="outline" presentation:user-transformed="true">
          <draw:text-box>
            <text:list text:style-name="L2">
              <text:list-item>
                <text:p>Control file sections:</text:p>
                <text:list>
                  <text:list-item>
                    <text:p><text:span text:style-name="T8">Source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Source package you are building from</text:span></text:p>
                  </text:list-item>
                  <text:list-item>
                    <text:p><text:span text:style-name="T8">Section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Section for project to be categorized in</text:span></text:p>
                  </text:list-item>
                  <text:list-item>
                    <text:p><text:span text:style-name="T8">Priority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Importance level of this package </text:span></text:p>
                  </text:list-item>
                  <text:list-item>
                    <text:p><text:span text:style-name="T8">Maintainer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Maintainer/team name and email</text:span></text:p>
                  </text:list-item>
                  <text:list-item>
                    <text:p><text:span text:style-name="T8">Build-Depends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Requirements for compiling</text:span></text:p>
                  </text:list-item>
                  <text:list-item>
                    <text:p><text:span text:style-name="T8">Standards-Version</text:span><text:span text:style-name="T8"><text:tab/></text:span><text:span text:style-name="T8"><text:tab/></text:span><text:span text:style-name="T8">-</text:span><text:span text:style-name="T8"><text:tab/></text:span><text:span text:style-name="T8">Which Debian file version you want to use</text:span></text:p>
                  </text:list-item>
                  <text:list-item>
                    <text:p><text:span text:style-name="T8">Homepage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Project homepage</text:span></text:p>
                  </text:list-item>
                  <text:list-item>
                    <text:p><text:span text:style-name="T8">Package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Project name</text:span></text:p>
                  </text:list-item>
                  <text:list-item>
                    <text:p><text:span text:style-name="T8">Architecture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Which architecture(s) are supported</text:span></text:p>
                  </text:list-item>
                  <text:list-item>
                    <text:p><text:span text:style-name="T8">Depends</text:span><text:span text:style-name="T8"><text:tab/>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Requirements for installations/usage</text:span></text:p>
                  </text:list-item>
                  <text:list-item>
                    <text:p><text:span text:style-name="T8">Description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Project descri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EB Files</text:p>
          </draw:text-box>
        </draw:frame>
        <draw:frame presentation:style-name="pr6" draw:layer="layout" svg:width="25.199cm" svg:height="15.543cm" svg:x="1.4cm" svg:y="4.914cm" presentation:class="outline" presentation:user-transformed="true">
          <draw:text-box>
            <text:list text:style-name="L2">
              <text:list-item>
                <text:p><text:span text:style-name="T4">Example Control File</text:span><text:span text:style-name="T4"><text:tab/></text:span><text:span text:style-name="T4"><text:tab/></text:span><text:span text:style-name="T4">*Note this is very sensitive to formatting</text:span><text:span text:style-name="T4"><text:line-break/></text:span><text:span text:style-name="T4"><text:line-break/></text:span><text:span text:style-name="T3">Source: hellotest</text:span><text:span text:style-name="T3"><text:line-break/></text:span><text:span text:style-name="T3">Section: devel</text:span><text:span text:style-name="T3"><text:line-break/></text:span><text:span text:style-name="T3">Priority: extra</text:span><text:span text:style-name="T3"><text:line-break/></text:span><text:span text:style-name="T3">Maintainer:</text:span><text:span text:style-name="T9"> </text:span><text:span text:style-name="T3">Dr Professor</text:span><text:span text:style-name="T9"> </text:span><text:span text:style-name="T3">&lt;</text:span><text:span text:style-name="T3"><text:a xlink:href="mailto:drProf@rit.edu">drProf@rit.edu</text:a></text:span><text:span text:style-name="T3">&gt;</text:span><text:span text:style-name="T3"><text:line-break/></text:span><text:span text:style-name="T3">Build-Depends: debhelper (&gt;= 7.0.50~), autotools-dev</text:span><text:span text:style-name="T3"><text:line-break/></text:span><text:span text:style-name="T3">Standards-Version: 3.9.1</text:span><text:span text:style-name="T3"><text:line-break/></text:span><text:span text:style-name="T3">homepage: </text:span><text:span text:style-name="T3"><text:a xlink:href="http://ist.rit.edu/">http://ist.rit.edu</text:a></text:span><text:span text:style-name="T3"><text:line-break/></text:span><text:span text:style-name="T3"><text:line-break/></text:span><text:span text:style-name="T3">Package: hellotest</text:span><text:span text:style-name="T3"><text:line-break/></text:span><text:span text:style-name="T3">Architecture: any</text:span><text:span text:style-name="T3"><text:line-break/></text:span><text:span text:style-name="T3">Depends: ${shlibs:Depends}, ${misc:Depends}</text:span><text:span text:style-name="T3"><text:line-break/></text:span><text:span text:style-name="T3">Description: This will print hello world this is my one space </text:span><text:span text:style-name="T3"><text:line-break/></text:span><text:span text:style-name="T3"> indented longer description. It must be indented one space </text:span><text:span text:style-name="T3"><text:line-break/></text:span><text:span text:style-name="T3"> in from the word description or else it will not parse correctly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EB Files</text:p>
          </draw:text-box>
        </draw:frame>
        <draw:frame presentation:style-name="pr6" draw:layer="layout" svg:width="25.199cm" svg:height="13.935cm" svg:x="1.4cm" svg:y="4.914cm" presentation:class="outline" presentation:user-transformed="true">
          <draw:text-box>
            <text:list text:style-name="L2">
              <text:list-item>
                <text:p>Example Control File with Spaces<text:line-break/><text:span text:style-name="T2"><text:line-break/></text:span><text:span text:style-name="T3">Source:</text:span><text:span text:style-name="T9">█</text:span><text:span text:style-name="T3">hellotest</text:span><text:span text:style-name="T3"><text:line-break/></text:span><text:span text:style-name="T3">Section:</text:span><text:span text:style-name="T9">█</text:span><text:span text:style-name="T3">devel</text:span><text:span text:style-name="T3"><text:line-break/></text:span><text:span text:style-name="T3">Priority:</text:span><text:span text:style-name="T9">█</text:span><text:span text:style-name="T3">extra</text:span><text:span text:style-name="T3"><text:line-break/></text:span><text:span text:style-name="T3">Maintainer:</text:span><text:span text:style-name="T9">█</text:span><text:span text:style-name="T3">Dr Professor</text:span><text:span text:style-name="T9">█</text:span><text:span text:style-name="T3">&lt;</text:span><text:span text:style-name="T3"><text:a xlink:href="mailto:drProf@rit.edu">drProf@rit.edu</text:a></text:span><text:span text:style-name="T3">&gt;</text:span><text:span text:style-name="T3"><text:line-break/></text:span><text:span text:style-name="T3">Build-Depends:</text:span><text:span text:style-name="T9">█</text:span><text:span text:style-name="T3">debhelper (&gt;= 7.0.50~),</text:span><text:span text:style-name="T9">█</text:span><text:span text:style-name="T3">autotools-dev</text:span><text:span text:style-name="T3"><text:line-break/></text:span><text:span text:style-name="T3">Standards-Version:</text:span><text:span text:style-name="T9">█</text:span><text:span text:style-name="T3">3.9.1</text:span><text:span text:style-name="T3"><text:line-break/></text:span><text:span text:style-name="T3">homepage:</text:span><text:span text:style-name="T9">█</text:span><text:span text:style-name="T3"><text:a xlink:href="http://ist.rit.edu/">http://ist.rit.edu</text:a></text:span><text:span text:style-name="T3"><text:line-break/></text:span><text:span text:style-name="T3"><text:line-break/></text:span><text:span text:style-name="T3">Package:</text:span><text:span text:style-name="T9">█</text:span><text:span text:style-name="T3">hellotest</text:span><text:span text:style-name="T3"><text:line-break/></text:span><text:span text:style-name="T3">Architecture:</text:span><text:span text:style-name="T9">█</text:span><text:span text:style-name="T3">any</text:span><text:span text:style-name="T3"><text:line-break/></text:span><text:span text:style-name="T3">Depends:</text:span><text:span text:style-name="T9">█</text:span><text:span text:style-name="T3">${shlibs:Depends}, ${misc:Depends}</text:span><text:span text:style-name="T3"><text:line-break/></text:span><text:span text:style-name="T3">Description:</text:span><text:span text:style-name="T9">█</text:span><text:span text:style-name="T3">This will print hello world this is my one space </text:span><text:span text:style-name="T3"><text:line-break/></text:span><text:span text:style-name="T9">█</text:span><text:span text:style-name="T3">indented longer description. It must be indented one space </text:span><text:span text:style-name="T3"><text:line-break/></text:span><text:span text:style-name="T9">█</text:span><text:span text:style-name="T3">in from the word description or else it will not parse correctly.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EB Fi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You may find the dependencies for the project by running <text:line-break/><text:span text:style-name="T5">dpkg-depcheck -d ./configure </text:span><text:span text:style-name="T6">against your configure file</text:span><text:span text:style-name="T6"><text:line-break/></text:span><text:span text:style-name="T6"/></text:p>
              </text:list-item>
              <text:list-item>
                <text:p>The changelog, copyright and README are the same as the Debian formats we discussed the documentation lecture </text:p>
                <text:p/>
              </text:list-item>
              <text:list-item>
                <text:p>In fact, you will replace the file README.Debian with your README file;<text:line-break/><text:line-break/>Your replacement file should be named README, not README.Debian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EB Fil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fter you have filled out all of the required files you can build the DEB package with <text:span text:style-name="T5">dpkg-buildpackage -rfakeroot</text:span></text:p>
                <text:p><text:span text:style-name="T5"/></text:p>
              </text:list-item>
              <text:list-item>
                <text:p><text:span text:style-name="T6">This will produce a usable Deb file that can be installed with the </text:span><text:span text:style-name="T5">dpkg</text:span><text:span text:style-name="T6"> command</text:span></text:p>
                <text:p><text:span text:style-name="T6"/></text:p>
              </text:list-item>
              <text:list-item>
                <text:p><text:span text:style-name="T6">Debian is very strict for quality assurance reasons and most package managers and software centers will not yet accept this package;</text:span><text:span text:style-name="T6"><text:line-break/></text:span><text:span text:style-name="T6"><text:line-break/></text:span><text:span text:style-name="T6">It will likely give a “Bad Quality” error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EB Fi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here is a special package error tool called </text:span><text:span text:style-name="T5">lintian </text:span><text:span text:style-name="T6">which you can run against your package to find errors</text:span></text:p>
                <text:p><text:span text:style-name="T6"/></text:p>
              </text:list-item>
              <text:list-item>
                <text:p><text:span text:style-name="T6">This tool will give you a thorough list of all of the errors in your DEB file</text:span></text:p>
                <text:p><text:span text:style-name="T6"/></text:p>
              </text:list-item>
              <text:list-item>
                <text:p><text:span text:style-name="T6">Once these are corrected corrected and the DEB file is rebuilt, the package will be accepted by package managers/software center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EB Files</text:p>
          </draw:text-box>
        </draw:frame>
        <draw:frame presentation:style-name="pr6" draw:layer="layout" svg:width="25.199cm" svg:height="17.625cm" svg:x="1.4cm" svg:y="4.914cm" presentation:class="outline" presentation:user-transformed="true">
          <draw:text-box>
            <text:list text:style-name="L2">
              <text:list-item>
                <text:p>Tips for building DEB Files in lab</text:p>
                <text:list>
                  <text:list-item>
                    <text:p><text:span text:style-name="T2">Uncompress the source tar and make two copies of the folder</text:span></text:p>
                  </text:list-item>
                  <text:list-item>
                    <text:p><text:span text:style-name="T2">Also, make two copies of the original source tar</text:span><text:span text:style-name="T2"><text:line-break/></text:span><text:span text:style-name="T2">This is done in case you mess up the first one, you can restore it</text:span><text:span text:style-name="T2"><text:line-break/></text:span><text:span text:style-name="T2"><text:line-break/></text:span><text:span text:style-name="T2">Put the second <text:s/>and the second folder and the second source tar into a folder called Before Debianization</text:span></text:p>
                    <text:p><text:span text:style-name="T2"/></text:p>
                  </text:list-item>
                  <text:list-item>
                    <text:p><text:span text:style-name="T2">After you Debianize the file and fill out the correct information, make a copy of the entire source folder and the source tar</text:span><text:span text:style-name="T2"><text:line-break/></text:span><text:span text:style-name="T2"><text:line-break/></text:span><text:span text:style-name="T2">Again, this is done in case you mess up the first one</text:span><text:span text:style-name="T2"><text:line-break/></text:span><text:span text:style-name="T2"><text:line-break/></text:span><text:span text:style-name="T2">Put these into a folder called Before Build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PM Fi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f you have an existing source tar, you can start the RPM process with <text:span text:style-name="T5">rpmdev-setuptree</text:span></text:p>
                <text:p><text:span text:style-name="T5"/></text:p>
              </text:list-item>
              <text:list-item>
                <text:p><text:span text:style-name="T6">This will create a folder called rpmbuild in your home folder</text:span></text:p>
                <text:p><text:span text:style-name="T6"/></text:p>
              </text:list-item>
              <text:list-item>
                <text:p><text:span text:style-name="T6">Inside of rpmbuild is a folder called SOURCES, you will make a copy of the source tar in that folder still compressed as tar.gz</text:span></text:p>
                <text:p><text:span text:style-name="T6"/></text:p>
              </text:list-item>
              <text:list-item>
                <text:p><text:span text:style-name="T6">Inside of rpmbuild is a folder called SPECS, in this you can run </text:span><text:span text:style-name="T5">rpmdev-newspec projectname </text:span><text:span text:style-name="T6">to create a new specifications fil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PM Files</text:p>
          </draw:text-box>
        </draw:frame>
        <draw:frame presentation:style-name="pr6" draw:layer="layout" svg:width="25.199cm" svg:height="14.87cm" svg:x="1.4cm" svg:y="4.914cm" presentation:class="outline" presentation:user-transformed="true">
          <draw:text-box>
            <text:list text:style-name="L2">
              <text:list-item>
                <text:p>Spec file sections:<text:line-break/><text:span text:style-name="T8">Name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Project Name</text:span><text:span text:style-name="T8"><text:line-break/></text:span><text:span text:style-name="T8">Version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Version</text:span><text:span text:style-name="T8"><text:line-break/></text:span><text:span text:style-name="T8">Release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Release Number (aka Update number) </text:span><text:span text:style-name="T8"><text:line-break/></text:span><text:span text:style-name="T8">Summary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Brief overview of project</text:span><text:span text:style-name="T8"><text:line-break/></text:span><text:span text:style-name="T8">License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License type </text:span><text:span text:style-name="T8"><text:line-break/></text:span><text:span text:style-name="T8">URL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Homepage</text:span><text:span text:style-name="T8"><text:line-break/></text:span><text:span text:style-name="T8">Source0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URL of package itself for download</text:span><text:span text:style-name="T8"><text:line-break/></text:span><text:span text:style-name="T8">BuildRequires</text:span><text:span text:style-name="T8"><text:tab/></text:span><text:span text:style-name="T8">-</text:span><text:span text:style-name="T8"><text:tab/></text:span><text:span text:style-name="T8"><text:tab/></text:span><text:span text:style-name="T8">Compiling dependencies </text:span><text:span text:style-name="T8"><text:line-break/></text:span><text:span text:style-name="T8">Requires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Installation and usage dependencies</text:span><text:span text:style-name="T8"><text:line-break/></text:span><text:span text:style-name="T8">%description</text:span><text:span text:style-name="T8"><text:tab/></text:span><text:span text:style-name="T8">-</text:span><text:span text:style-name="T8"><text:tab/></text:span><text:span text:style-name="T8"><text:tab/></text:span><text:span text:style-name="T8">Project description</text:span><text:span text:style-name="T8"><text:line-break/></text:span><text:span text:style-name="T8">%prep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Preparation scripts</text:span><text:span text:style-name="T8"><text:line-break/></text:span><text:span text:style-name="T8">%build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Building scripts/flags</text:span><text:span text:style-name="T8"><text:line-break/></text:span><text:span text:style-name="T8">%install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Installation scripts/flags</text:span><text:span text:style-name="T8"><text:line-break/></text:span><text:span text:style-name="T8">%files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Files to install including binary and documents</text:span><text:span text:style-name="T8"><text:line-break/></text:span><text:span text:style-name="T8">%changelog</text:span><text:span text:style-name="T8"><text:tab/></text:span><text:span text:style-name="T8"><text:tab/></text:span><text:span text:style-name="T8">-</text:span><text:span text:style-name="T8"><text:tab/></text:span><text:span text:style-name="T8"><text:tab/></text:span><text:span text:style-name="T8">Changes listed by version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PM Fil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ample Spec File (Part 1):<text:line-break/><text:span text:style-name="T10">Name: <text:s text:c="3"/></text:span><text:span text:style-name="T10"><text:tab/></text:span><text:span text:style-name="T10"> <text:s text:c="4"/>hellotest</text:span><text:span text:style-name="T10"><text:line-break/></text:span><text:span text:style-name="T10">Version: <text:s text:c="7"/>1.1</text:span><text:span text:style-name="T10"><text:line-break/></text:span><text:span text:style-name="T10">Release: <text:s text:c="7"/>1%{?dist}</text:span><text:span text:style-name="T10"><text:line-break/></text:span><text:span text:style-name="T10">Summary: <text:s text:c="3"/>This is the standard hello world program</text:span><text:span text:style-name="T10"><text:line-break/></text:span><text:span text:style-name="T10">License: <text:s text:c="7"/>GPLv2+</text:span><text:span text:style-name="T10"><text:line-break/></text:span><text:span text:style-name="T10">URL: <text:s text:c="12"/></text:span><text:span text:style-name="T10"><text:a xlink:href="http://ist.rit.edu/">http://ist.rit.edu</text:a></text:span><text:span text:style-name="T10"><text:line-break/></text:span><text:span text:style-name="T10">Source0: <text:s text:c="6"/></text:span><text:span text:style-name="T10"><text:a xlink:href="http://isr.rit.edu/packages/hellotest-1.1.tar.gz">http://isr.rit.edu/packages/hellotest-1.1.tar.gz</text:a></text:span><text:span text:style-name="T10"> </text:span><text:span text:style-name="T10"><text:line-break/></text:span><text:span text:style-name="T10"><text:line-break/></text:span><text:span text:style-name="T10">#BuildRequires: <text:s/></text:span><text:span text:style-name="T10"><text:line-break/></text:span><text:span text:style-name="T10">#Requires: <text:s text:c="6"/></text:span><text:span text:style-name="T10"><text:line-break/></text:span><text:span text:style-name="T10"><text:line-break/></text:span><text:span text:style-name="T10">%description</text:span><text:span text:style-name="T10"><text:line-break/></text:span><text:span text:style-name="T10">Hellotest is a program to print hello world and illustrate how RPMS work</text:span><text:span text:style-name="T10"><text:line-break/></text:span><text:span text:style-name="T10"><text:line-break/></text:span><text:span text:style-name="T10">%prep</text:span><text:span text:style-name="T10"><text:line-break/></text:span><text:span text:style-name="T10">%setup -q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PM Fi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xample Spec File (Part 2):<text:line-break/><text:span text:style-name="T10">%build</text:span><text:span text:style-name="T10"><text:line-break/></text:span><text:span text:style-name="T10">%configure</text:span><text:span text:style-name="T10"><text:line-break/></text:span><text:span text:style-name="T10">make %{?_smp_mflags}</text:span><text:span text:style-name="T10"><text:line-break/></text:span><text:span text:style-name="T10"><text:line-break/></text:span><text:span text:style-name="T10">%install</text:span><text:span text:style-name="T10"><text:line-break/></text:span><text:span text:style-name="T10">rm -rf $RPM_BUILD_ROOT</text:span><text:span text:style-name="T10"><text:line-break/></text:span><text:span text:style-name="T10">make install DESTDIR=$RPM_BUILD_ROOT</text:span><text:span text:style-name="T10"><text:line-break/></text:span><text:span text:style-name="T10"><text:line-break/></text:span><text:span text:style-name="T10">%files</text:span><text:span text:style-name="T10"><text:line-break/></text:span><text:span text:style-name="T10">%doc %{_mandir}/man1/hellotest.1.gz</text:span><text:span text:style-name="T10"><text:line-break/></text:span><text:span text:style-name="T10">"/usr/sbin/hellotest"</text:span><text:span text:style-name="T10"><text:line-break/></text:span><text:span text:style-name="T10"><text:line-break/></text:span><text:span text:style-name="T10">%changelog</text:span><text:span text:style-name="T10"><text:line-break/></text:span><text:span text:style-name="T10">* Thu Jan 24 2012 Dr Professor &lt;</text:span><text:span text:style-name="T10"><text:a xlink:href="mailto:drProf@rit.edu">drProf@rit.edu</text:a></text:span><text:span text:style-name="T10">&gt; 1.1-1</text:span><text:span text:style-name="T10"><text:line-break/></text:span><text:span text:style-name="T10">- This is the initial releas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PM Fi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You may now build the initial files with <text:line-break/><text:span text:style-name="T5">rpmbuild -ba projectname.spec</text:span></text:p>
                <text:p/>
              </text:list-item>
              <text:list-item>
                <text:p>After the initial files have been made and the spec file has been filed out appropriately, you can build the rpm with <text:line-break/><text:span text:style-name="T5">rpmbuild -ba projectname.spec –clean</text:span></text:p>
                <text:p><text:span text:style-name="T5"/></text:p>
              </text:list-item>
              <text:list-item>
                <text:p><text:span text:style-name="T6">This will produce a usable RPM file that can be installed with the </text:span><text:span text:style-name="T5">rpm </text:span><text:span text:style-name="T6">command</text:span><text:span text:style-name="T5"> 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PM Files</text:p>
          </draw:text-box>
        </draw:frame>
        <draw:frame presentation:style-name="pr6" draw:layer="layout" svg:width="25.199cm" svg:height="14.951cm" svg:x="1.4cm" svg:y="4.914cm" presentation:class="outline" presentation:user-transformed="true">
          <draw:text-box>
            <text:list text:style-name="L2">
              <text:list-item>
                <text:p>Similarly to Debian, most package managers and software centers will not yet accept this file for quality assurance reasons<text:line-break/></text:p>
              </text:list-item>
              <text:list-item>
                <text:p>RPMS are also strict on package rules and offer a special tool to run against the RPM to find errors;<text:line-break/><text:line-break/>This is called <text:span text:style-name="T5">rpmlint</text:span></text:p>
                <text:p><text:span text:style-name="T5"/></text:p>
              </text:list-item>
              <text:list-item>
                <text:p>This will give you a thorough list of errors in your RPM package</text:p>
                <text:p/>
              </text:list-item>
              <text:list-item>
                <text:p>Once you correct these errors and rebuild the package, it will be accepted by package managers/software center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RPM Files</text:p>
          </draw:text-box>
        </draw:frame>
        <draw:frame presentation:style-name="pr6" draw:layer="layout" svg:width="25.199cm" svg:height="17.625cm" svg:x="1.4cm" svg:y="4.914cm" presentation:class="outline" presentation:user-transformed="true">
          <draw:text-box>
            <text:list text:style-name="L2">
              <text:list-item>
                <text:p>Tips for building RPM Files in lab</text:p>
                <text:list>
                  <text:list-item>
                    <text:p><text:span text:style-name="T2">Create the rpmbuild directory and put a copy of the source package inside of the SOURCES folder</text:span></text:p>
                  </text:list-item>
                  <text:list-item>
                    <text:p><text:span text:style-name="T2">Make a copy of the rpmbuild directory</text:span><text:span text:style-name="T2"><text:line-break/></text:span><text:span text:style-name="T2">This is done in case you mess up the first one, you can restore it</text:span><text:span text:style-name="T2"><text:line-break/></text:span><text:span text:style-name="T2"><text:line-break/></text:span><text:span text:style-name="T2">Put the second folder into a folder called Before Initialized Files</text:span></text:p>
                    <text:p><text:span text:style-name="T2"/></text:p>
                  </text:list-item>
                  <text:list-item>
                    <text:p><text:span text:style-name="T2">After you create the spec file, fill out the correct information and do the initial rpmbuild, make a copy of the rpmbuild directory</text:span><text:span text:style-name="T2"><text:line-break/></text:span><text:span text:style-name="T2"><text:line-break/></text:span><text:span text:style-name="T2">Again, this is done in case you mess up the first one</text:span><text:span text:style-name="T2"><text:line-break/></text:span><text:span text:style-name="T2"><text:line-break/></text:span><text:span text:style-name="T2">Put this into a folder called Before Build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2DT9H17M5S</meta:editing-duration>
    <meta:editing-cycles>144</meta:editing-cycles>
    <dc:date>2012-02-29T00:22:07</dc:date>
    <dc:creator>Ren </dc:creator>
    <meta:generator>LibreOffice/3.3$Unix LibreOffice_project/330m19$Build-401</meta:generator>
    <meta:document-statistic meta:object-count="197"/>
  </office:meta>
</office:document-meta>
</file>